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59c5c7" draw:textarea-horizontal-align="justify" draw:textarea-vertical-align="top" draw:auto-grow-height="false" fo:min-height="3.218cm" fo:min-width="10.2cm"/>
    </style:style>
    <style:style style:name="gr2" style:family="graphic" style:parent-style-name="standard">
      <style:graphic-properties draw:stroke="solid" svg:stroke-color="#000000" draw:fill-color="#00b6bd" draw:textarea-horizontal-align="justify" draw:textarea-vertical-align="top" draw:auto-grow-height="false" fo:min-height="3.218cm" fo:min-width="7.6cm"/>
    </style:style>
    <style:style style:name="gr3" style:family="graphic" style:parent-style-name="standard">
      <style:graphic-properties draw:stroke="solid" svg:stroke-color="#000000" draw:textarea-horizontal-align="justify" draw:textarea-vertical-align="top" draw:auto-grow-height="false" fo:min-height="3.218cm" fo:min-width="7.5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textarea-vertical-align="middle" draw:auto-grow-height="true" draw:auto-grow-width="false" fo:min-height="1.688cm" fo:min-width="1.304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textarea-vertical-align="middle" draw:auto-grow-height="true" draw:auto-grow-width="false" fo:min-height="1.688cm" fo:min-width="1.303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left" draw:textarea-vertical-align="middle" draw:auto-grow-height="true" draw:auto-grow-width="false" fo:min-height="1.688cm" fo:min-width="0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-color="#59c5c7"/>
      <style:paragraph-properties fo:text-align="center"/>
      <style:text-properties fo:font-size="26pt"/>
    </style:style>
    <style:style style:name="P3" style:family="paragraph">
      <loext:graphic-properties draw:fill-color="#00b6bd"/>
      <style:paragraph-properties fo:text-align="center"/>
      <style:text-properties fo:font-size="26pt"/>
    </style:style>
    <style:style style:name="P4" style:family="paragraph">
      <style:paragraph-properties fo:text-align="center"/>
      <style:text-properties fo:font-size="18pt" fo:font-weight="normal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cm" svg:height="3.468cm" svg:x="0.5cm" svg:y="1.383cm">
          <text:p text:style-name="P1">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1cm" svg:height="3.468cm" svg:x="11.2cm" svg:y="1.383cm">
          <text:p text:style-name="P1">X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cm" svg:height="3.468cm" svg:x="19.3cm" svg:y="1.383cm">
          <text:p text:style-name="P1">HTM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947cm" svg:height="1.938cm" svg:x="0.927cm" svg:y="2.6cm">
          <draw:text-box>
            <text:p text:style-name="P4">0.0<text:line-break/>1992</text:p>
          </draw:text-box>
        </draw:frame>
        <draw:frame draw:style-name="gr5" draw:text-style-name="P5" draw:layer="layout" svg:width="1.945cm" svg:height="1.938cm" svg:x="3.598cm" svg:y="2.6cm">
          <draw:text-box>
            <text:p text:style-name="P4">2.0<text:line-break/>1995</text:p>
          </draw:text-box>
        </draw:frame>
        <draw:frame draw:style-name="gr6" draw:text-style-name="P5" draw:layer="layout" svg:width="1.947cm" svg:height="1.938cm" svg:x="6.267cm" svg:y="2.6cm">
          <draw:text-box>
            <text:p text:style-name="P4">3.2</text:p>
            <text:p text:style-name="P4">1997</text:p>
          </draw:text-box>
        </draw:frame>
        <draw:frame draw:style-name="gr5" draw:text-style-name="P5" draw:layer="layout" svg:width="1.946cm" svg:height="1.938cm" svg:x="8.936cm" svg:y="2.6cm">
          <draw:text-box>
            <text:p text:style-name="P4">4.01<text:line-break/>1999</text:p>
          </draw:text-box>
        </draw:frame>
        <draw:frame draw:style-name="gr4" draw:text-style-name="P5" draw:layer="layout" svg:width="1.947cm" svg:height="1.938cm" svg:x="11.606cm" svg:y="2.6cm">
          <draw:text-box>
            <text:p text:style-name="P4">1.0<text:line-break/>2000</text:p>
          </draw:text-box>
        </draw:frame>
        <draw:frame draw:style-name="gr5" draw:text-style-name="P5" draw:layer="layout" svg:width="1.947cm" svg:height="1.938cm" svg:x="14.275cm" svg:y="2.6cm">
          <draw:text-box>
            <text:p text:style-name="P4">1.1<text:line-break/>2001</text:p>
          </draw:text-box>
        </draw:frame>
        <draw:frame draw:style-name="gr5" draw:text-style-name="P5" draw:layer="layout" svg:width="1.946cm" svg:height="1.938cm" svg:x="16.946cm" svg:y="2.6cm">
          <draw:text-box>
            <text:p text:style-name="P4">2.0<text:line-break/>2006</text:p>
          </draw:text-box>
        </draw:frame>
        <draw:frame draw:style-name="gr5" draw:text-style-name="P5" draw:layer="layout" svg:width="1.947cm" svg:height="1.938cm" svg:x="19.614cm" svg:y="2.6cm">
          <draw:text-box>
            <text:p text:style-name="P4">5.0<text:line-break/>2014</text:p>
          </draw:text-box>
        </draw:frame>
        <draw:frame draw:style-name="gr5" draw:text-style-name="P5" draw:layer="layout" svg:width="1.946cm" svg:height="1.938cm" svg:x="22.284cm" svg:y="2.6cm">
          <draw:text-box>
            <text:p text:style-name="P4">5.1<text:line-break/>2016</text:p>
          </draw:text-box>
        </draw:frame>
        <draw:frame draw:style-name="gr6" draw:text-style-name="P5" draw:layer="layout" svg:width="1.946cm" svg:height="1.938cm" svg:x="24.954cm" svg:y="2.6cm">
          <draw:text-box>
            <text:p text:style-name="P4">5.2<text:line-break/>20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bottom" draw:auto-grow-height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27cm" fo:margin-bottom="0.245cm" fo:margin-left="0cm" fo:margin-right="0.503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2:11:25.842785089</meta:creation-date>
    <dc:date>2019-03-04T22:37:03.815116489</dc:date>
    <meta:editing-duration>PT4M35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